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rsid="0006de77" officeooo:paragraph-rsid="0006de77"/>
    </style:style>
    <style:style style:name="P2" style:family="paragraph" style:parent-style-name="Standard">
      <style:paragraph-properties fo:text-align="start" style:justify-single-word="false"/>
      <style:text-properties fo:font-size="10pt" officeooo:rsid="0006de77" officeooo:paragraph-rsid="0006de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</text:p>
      <text:p text:style-name="P2">CREATE TABLE Borrower (</text:p>
      <text:p text:style-name="P2"><text:s text:c="4"/>Roll_no INT,</text:p>
      <text:p text:style-name="P2"><text:s text:c="4"/>Name VARCHAR(50),</text:p>
      <text:p text:style-name="P2"><text:s text:c="4"/>DateofIssue DATE,</text:p>
      <text:p text:style-name="P2"><text:s text:c="4"/>NameofBook VARCHAR(100),</text:p>
      <text:p text:style-name="P2"><text:s text:c="4"/>Status CHAR(1) -- 'I' for Issued, 'R' for Returned</text:p>
      <text:p text:style-name="P2">);</text:p>
      <text:p text:style-name="P2"/>
      <text:p text:style-name="P2">INSERT INTO Borrower VALUES</text:p>
      <text:p text:style-name="P2">(101, 'Alice', '2025-06-20', 'DBMS Concepts', 'I'),</text:p>
      <text:p text:style-name="P2">(102, 'Bob', '2025-07-01', 'OS Concepts', 'I');</text:p>
      <text:p text:style-name="P2"/>
      <text:p text:style-name="P2">INSERT INTO Borrower (Roll_no, Name, DateofIssue, NameofBook, Status) VALUES</text:p>
      <text:p text:style-name="P2"><text:s text:c="4"/>-&gt; (101, 'Alice', '2025-06-20', 'DBMS Concepts', 'I'), <text:s text:c="8"/>-- &gt;30 days =&gt; fine = days * 50</text:p>
      <text:p text:style-name="P2"><text:s text:c="4"/>-&gt; (102, 'Bob', '2025-07-10', 'OS Concepts', 'I'), <text:s text:c="12"/>-- ~19 days =&gt; fine = days * 5</text:p>
      <text:p text:style-name="P2"><text:s text:c="4"/>-&gt; (103, 'Charlie', '2025-07-25', 'Networking Basics', 'I'), <text:s text:c="2"/>-- ~4 days =&gt; no fine</text:p>
      <text:p text:style-name="P2"><text:s text:c="4"/>-&gt; (104, 'Diana', '2025-06-15', 'Java Programming', 'I'), <text:s text:c="5"/>-- &gt;30 days =&gt; fine = days * 50</text:p>
      <text:p text:style-name="P2"><text:s text:c="4"/>-&gt; (105, 'Evan', '2025-07-05', 'Python 101', 'I'); <text:s text:c="12"/>-- ~24 days =&gt; fine = days * 5</text:p>
      <text:p text:style-name="P2"/>
      <text:p text:style-name="P2"/>
      <text:p text:style-name="P2">CREATE TABLE Fine (</text:p>
      <text:p text:style-name="P2"><text:s text:c="4"/>Roll_no INT,</text:p>
      <text:p text:style-name="P2"><text:s text:c="4"/>Date DATE,</text:p>
      <text:p text:style-name="P2"><text:s text:c="4"/>Amt DECIMAL(10, 2)</text:p>
      <text:p text:style-name="P2">);</text:p>
      <text:p text:style-name="P2"/>
      <text:p text:style-name="P2">DELIMITER //</text:p>
      <text:p text:style-name="P2"/>
      <text:p text:style-name="P2">CREATE PROCEDURE ReturnBook (</text:p>
      <text:p text:style-name="P2"><text:s text:c="4"/>IN in_roll_no INT,</text:p>
      <text:p text:style-name="P2"><text:s text:c="4"/>IN in_book_name VARCHAR(100)</text:p>
      <text:p text:style-name="P2">)</text:p>
      <text:p text:style-name="P2">BEGIN</text:p>
      <text:p text:style-name="P2"><text:s text:c="4"/>DECLARE v_issue_date DATE;</text:p>
      <text:p text:style-name="P2"><text:s text:c="4"/>DECLARE v_days INT;</text:p>
      <text:p text:style-name="P2"><text:s text:c="4"/>DECLARE v_fine DECIMAL(10,2) DEFAULT 0;</text:p>
      <text:p text:style-name="P2"><text:s text:c="4"/>DECLARE v_status CHAR(1);</text:p>
      <text:p text:style-name="P2"><text:s text:c="4"/></text:p>
      <text:p text:style-name="P2"><text:s text:c="4"/>-- Error handler: If no row found</text:p>
      <text:p text:style-name="P2"><text:s text:c="4"/>DECLARE CONTINUE HANDLER FOR NOT FOUND</text:p>
      <text:p text:style-name="P2"><text:s text:c="4"/>BEGIN</text:p>
      <text:p text:style-name="P2"><text:s text:c="8"/>SELECT 'No matching issued book found.' AS ErrorMessage;</text:p>
      <text:p text:style-name="P2"><text:s text:c="4"/>END;</text:p>
      <text:p text:style-name="P2"/>
      <text:p text:style-name="P2"><text:s text:c="4"/>-- Get issue date and current status</text:p>
      <text:p text:style-name="P2"><text:s text:c="4"/>SELECT DateofIssue, Status INTO v_issue_date, v_status</text:p>
      <text:p text:style-name="P2"><text:s text:c="4"/>FROM Borrower</text:p>
      <text:p text:style-name="P2"><text:s text:c="4"/>WHERE Roll_no = in_roll_no AND NameofBook = in_book_name;</text:p>
      <text:p text:style-name="P2"/>
      <text:p text:style-name="P2"><text:s text:c="4"/>-- Check if already returned</text:p>
      <text:p text:style-name="P2"><text:s text:c="4"/>IF v_status = 'R' THEN</text:p>
      <text:p text:style-name="P2"><text:s text:c="8"/>SELECT 'Book is already returned.' AS Message;</text:p>
      <text:p text:style-name="P2"><text:s text:c="4"/>ELSE</text:p>
      <text:p text:style-name="P2"><text:s text:c="8"/>-- Calculate number of days</text:p>
      <text:p text:style-name="P2"><text:s text:c="8"/>SET v_days = DATEDIFF(CURDATE(), v_issue_date);</text:p>
      <text:p text:style-name="P2"/>
      <text:p text:style-name="P2"><text:s text:c="8"/>-- Calculate fine</text:p>
      <text:p text:style-name="P2"><text:s text:c="8"/>IF v_days &gt; 30 THEN</text:p>
      <text:p text:style-name="P2"><text:s text:c="12"/>SET v_fine = v_days * 50;</text:p>
      <text:p text:style-name="P2"><text:s text:c="8"/>ELSEIF v_days &gt;= 15 THEN</text:p>
      <text:p text:style-name="P2"><text:s text:c="12"/>SET v_fine = v_days * 5;</text:p>
      <text:p text:style-name="P2"><text:s text:c="8"/>ELSE</text:p>
      <text:p text:style-name="P2"><text:soft-page-break/><text:s text:c="12"/>SET v_fine = 0;</text:p>
      <text:p text:style-name="P2"><text:s text:c="8"/>END IF;</text:p>
      <text:p text:style-name="P2"/>
      <text:p text:style-name="P2"><text:s text:c="8"/>-- Update status to Returned</text:p>
      <text:p text:style-name="P2"><text:s text:c="8"/>UPDATE Borrower</text:p>
      <text:p text:style-name="P2"><text:s text:c="8"/>SET Status = 'R'</text:p>
      <text:p text:style-name="P2"><text:s text:c="8"/>WHERE Roll_no = in_roll_no AND NameofBook = in_book_name;</text:p>
      <text:p text:style-name="P2"/>
      <text:p text:style-name="P2"><text:s text:c="8"/>-- If fine applicable, insert into Fine table</text:p>
      <text:p text:style-name="P2"><text:s text:c="8"/>IF v_fine &gt; 0 THEN</text:p>
      <text:p text:style-name="P2"><text:s text:c="12"/>INSERT INTO Fine (Roll_no, Date, Amt)</text:p>
      <text:p text:style-name="P2"><text:s text:c="12"/>VALUES (in_roll_no, CURDATE(), v_fine);</text:p>
      <text:p text:style-name="P2"><text:s text:c="8"/>END IF;</text:p>
      <text:p text:style-name="P2"/>
      <text:p text:style-name="P2"><text:s text:c="8"/>SELECT CONCAT('Book Returned. Fine: Rs.', v_fine) AS Result;</text:p>
      <text:p text:style-name="P2"><text:s text:c="4"/>END IF;</text:p>
      <text:p text:style-name="P2">END;</text:p>
      <text:p text:style-name="P2">//</text:p>
      <text:p text:style-name="P2"/>
      <text:p text:style-name="P2">DELIMITER ;</text:p>
      <text:p text:style-name="P2"/>
      <text:p text:style-name="P2">CALL ReturnBook(101, 'DBMS Concepts');</text:p>
      <text:p text:style-name="P2">CALL ReturnBook(102, 'OS Concepts'); <text:s/></text:p>
      <text:p text:style-name="P2">CALL ReturnBook(103, 'Networking Basics');</text:p>
      <text:p text:style-name="P2">CALL ReturnBook(104, 'Java Programming'); </text:p>
      <text:p text:style-name="P2">CALL ReturnBook(105, 'Python 101');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+---------+---------+-------------+-------------------+--------+</text:p>
      <text:p text:style-name="P2">| Roll_no | Name <text:s text:c="3"/>| DateofIssue | NameofBook <text:s text:c="7"/>| Status |</text:p>
      <text:p text:style-name="P2">+---------+---------+-------------+-------------------+--------+</text:p>
      <text:p text:style-name="P2">| <text:s text:c="4"/>101 | Alice <text:s text:c="2"/>| 2025-06-20 <text:s/>| DBMS Concepts <text:s text:c="4"/>| R <text:s text:c="5"/>|</text:p>
      <text:p text:style-name="P2">| <text:s text:c="4"/>102 | Bob <text:s text:c="4"/>| 2025-07-10 <text:s/>| OS Concepts <text:s text:c="6"/>| R <text:s text:c="5"/>|</text:p>
      <text:p text:style-name="P2">| <text:s text:c="4"/>103 | Charlie | 2025-07-25 <text:s/>| Networking Basics | R <text:s text:c="5"/>|</text:p>
      <text:p text:style-name="P2">| <text:s text:c="4"/>104 | Diana <text:s text:c="2"/>| 2025-06-15 <text:s/>| Java Programming <text:s/>| R <text:s text:c="5"/>|</text:p>
      <text:p text:style-name="P2">| <text:s text:c="4"/>105 | Evan <text:s text:c="3"/>| 2025-07-05 <text:s/>| Python 101 <text:s text:c="7"/>| R <text:s text:c="5"/>|</text:p>
      <text:p text:style-name="P2">+---------+---------+-------------+-------------------+--------+</text:p>
      <text:p text:style-name="P2"/>
      <text:p text:style-name="P2"/>
      <text:p text:style-name="P2">+-------------------+</text:p>
      <text:p text:style-name="P2">| Tables_in_assign4 |</text:p>
      <text:p text:style-name="P2">+-------------------+</text:p>
      <text:p text:style-name="P2">| Borrower <text:s text:c="9"/>|</text:p>
      <text:p text:style-name="P2">| Fine <text:s text:c="13"/>|</text:p>
      <text:p text:style-name="P2">+-------------------+</text:p>
      <text:p text:style-name="P2"/>
      <text:p text:style-name="P2"/>
      <text:p text:style-name="P2">+---------------------------------+</text:p>
      <text:p text:style-name="P2">| Result <text:s text:c="25"/>|</text:p>
      <text:p text:style-name="P2">+---------------------------------+</text:p>
      <text:p text:style-name="P2">| Book Returned. Fine: Rs.1950.00 |</text:p>
      <text:p text:style-name="P2">+---------------------------------+<text:line-break/><text:line-break/><text:line-break/>+-------------------------------+</text:p>
      <text:p text:style-name="P2">| Result <text:s text:c="23"/>|</text:p>
      <text:p text:style-name="P2">+-------------------------------+</text:p>
      <text:p text:style-name="P2">| Book Returned. Fine: Rs.95.00 |</text:p>
      <text:p text:style-name="P2">+-------------------------------+<text:line-break/><text:line-break/><text:line-break/>+------------------------------+</text:p>
      <text:p text:style-name="P2">| Result <text:s text:c="22"/>|</text:p>
      <text:p text:style-name="P2">+------------------------------+</text:p>
      <text:p text:style-name="P2">| Book Returned. Fine: Rs.0.00 |</text:p>
      <text:p text:style-name="P2">+------------------------------+<text:line-break/><text:line-break/><text:line-break/>+---------------------------------+</text:p>
      <text:p text:style-name="P2">| Result <text:s text:c="25"/>|</text:p>
      <text:p text:style-name="P2">+---------------------------------+</text:p>
      <text:p text:style-name="P2">| Book Returned. Fine: Rs.2200.00 |</text:p>
      <text:p text:style-name="P2">+---------------------------------+<text:line-break/><text:line-break/><text:line-break/>+--------------------------------+</text:p>
      <text:p text:style-name="P2">| Result <text:s text:c="24"/>|</text:p>
      <text:p text:style-name="P2">+--------------------------------+</text:p>
      <text:p text:style-name="P2">| Book Returned. Fine: Rs.120.00 |</text:p>
      <text:p text:style-name="P2">+--------------------------------+<text:line-break/><text:line-break/><text:line-break/>| Roll_no | Date <text:s text:c="6"/>| Amt <text:s text:c="4"/>|</text:p>
      <text:p text:style-name="P2">+---------+------------+---------+</text:p>
      <text:p text:style-name="P2">| <text:s text:c="4"/>101 | 2025-07-29 | 1950.00 |</text:p>
      <text:p text:style-name="P2">| <text:s text:c="4"/>102 | 2025-07-29 | <text:s text:c="2"/>95.00 |</text:p>
      <text:p text:style-name="P2">| <text:s text:c="4"/>104 | 2025-07-29 | 2200.00 |</text:p>
      <text:p text:style-name="P2">| <text:s text:c="4"/>105 | 2025-07-29 | <text:s/>120.00 |</text:p>
      <text:p text:style-name="P2">+---------+------------+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9T12:07:03.311697794</meta:creation-date>
    <dc:date>2025-07-29T12:29:48.982714354</dc:date>
    <meta:editing-duration>PT12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17" meta:word-count="572" meta:character-count="4351" meta:non-whitespace-character-count="3297"/>
  </office:meta>
</office:document-meta>
</file>